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 Unicode1" svg:font-family="'Lucida Sans Unicode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ans_20_interligne">
      <style:text-properties style:font-name="Comic Sans MS" style:font-name-complex="Comic Sans MS"/>
    </style:style>
    <style:style style:name="P2" style:family="paragraph" style:parent-style-name="Sans_20_interligne">
      <style:paragraph-properties fo:text-align="justify" style:justify-single-word="false"/>
      <style:text-properties style:font-name="Comic Sans MS" style:font-name-complex="Comic Sans MS"/>
    </style:style>
    <style:style style:name="P3" style:family="paragraph" style:parent-style-name="Sans_20_interligne">
      <style:text-properties style:font-name="Comic Sans MS" officeooo:rsid="00141b45" officeooo:paragraph-rsid="00141b45" style:font-name-complex="Comic Sans MS"/>
    </style:style>
    <style:style style:name="P4" style:family="paragraph" style:parent-style-name="Sans_20_interligne">
      <style:paragraph-properties fo:text-align="justify" style:justify-single-word="false"/>
    </style:style>
    <style:style style:name="P5" style:family="paragraph" style:parent-style-name="Sans_20_interligne">
      <style:paragraph-properties fo:margin-left="9.991cm" fo:margin-right="0cm" fo:text-indent="0cm" style:auto-text-indent="false"/>
      <style:text-properties style:font-name="Trebuchet MS" officeooo:rsid="00122355" officeooo:paragraph-rsid="00122355" style:font-name-complex="Trebuchet MS"/>
    </style:style>
    <style:style style:name="P6" style:family="paragraph" style:parent-style-name="Sans_20_interligne">
      <style:paragraph-properties fo:margin-left="8.742cm" fo:margin-right="0cm" fo:text-indent="1.249cm" style:auto-text-indent="false"/>
      <style:text-properties style:font-name="Comic Sans MS" officeooo:rsid="00122355" officeooo:paragraph-rsid="00122355" style:font-name-complex="Comic Sans MS"/>
    </style:style>
    <style:style style:name="P7" style:family="paragraph" style:parent-style-name="Sans_20_interligne" style:master-page-name="Standard">
      <style:paragraph-properties style:page-number="auto"/>
      <style:text-properties style:font-name="Comic Sans MS" officeooo:paragraph-rsid="00101472" style:font-name-complex="Comic Sans MS"/>
    </style:style>
    <style:style style:name="P8" style:family="paragraph" style:parent-style-name="Sans_20_interligne">
      <style:text-properties style:font-name="Comic Sans MS" officeooo:rsid="00141b45" officeooo:paragraph-rsid="00147fee" style:font-name-complex="Comic Sans MS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officeooo:rsid="00122355" style:font-name-complex="Comic Sans MS"/>
    </style:style>
    <style:style style:name="T3" style:family="text">
      <style:text-properties style:font-name="Trebuchet MS" style:font-name-complex="Trebuchet MS"/>
    </style:style>
    <style:style style:name="T4" style:family="text">
      <style:text-properties style:font-name="Trebuchet MS" officeooo:rsid="00122355" style:font-name-complex="Trebuchet MS"/>
    </style:style>
    <style:style style:name="T5" style:family="text">
      <style:text-properties officeooo:rsid="00105f62"/>
    </style:style>
    <style:style style:name="T6" style:family="text">
      <style:text-properties officeooo:rsid="001223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${Name}</text:span><text:tab/><text:tab/><text:tab/><text:tab/><text:tab/>Flénu, le <text:span text:style-name="T6">${Date}</text:span></text:p>
      <text:p text:style-name="P8">${Rue}</text:p>
      <text:p text:style-name="P8">${Ville}</text:p>
      <text:p text:style-name="P8">${Tel}</text:p>
      <text:p text:style-name="P1"/>
      <text:p text:style-name="P5">${Entreprise}</text:p>
      <text:p text:style-name="P5">${Titre}</text:p>
      <text:p text:style-name="P5">${Adresse}</text:p>
      <text:p text:style-name="P5">${Commune}</text:p>
      <text:p text:style-name="P1"/>
      <text:p text:style-name="Sans_20_interligne"><text:span text:style-name="T1">Objet <text:s/>candidature au poste </text:span><text:span text:style-name="T4">${Boulot}</text:span></text:p>
      <text:p text:style-name="P1"/>
      <text:p text:style-name="P1"/>
      <text:p text:style-name="P1"/>
      <text:p text:style-name="Sans_20_interligne"><text:span text:style-name="T4">${Titre}</text:span><text:span text:style-name="T1">, </text:span></text:p>
      <text:p text:style-name="P1"/>
      <text:p text:style-name="P1"/>
      <text:p text:style-name="P1"/>
      <text:p text:style-name="P4"><text:span text:style-name="T2">${avant}</text:span><text:span text:style-name="T1">’ai le plaisir de poser ma candidature au poste </text:span><text:span text:style-name="T2">${Boulot}</text:span><text:span text:style-name="T3"> </text:span><text:span text:style-name="T4">${arriere}</text:span><text:span text:style-name="T1">.</text:span></text:p>
      <text:p text:style-name="P2"/>
      <text:p text:style-name="P2">Dynamique et animé d’une grande motivation, mon expérience dans le domaine me permettra d’être opérationnelle immédiatement.</text:p>
      <text:p text:style-name="P2"/>
      <text:p text:style-name="P2">En effet, sérieux et consciencieux, j’ai appris à travailler rapidement et avec un maximum d’efficacité. Je mets donc un point d’honneur à mener à bien les tâches qui me sont confiées.</text:p>
      <text:p text:style-name="P2"/>
      <text:p text:style-name="P2">J’aurai plaisir à vous commenter mon curriculum vitae lors d’un futur entretien.</text:p>
      <text:p text:style-name="P2"/>
      <text:p text:style-name="P4"><text:span text:style-name="T1">Dans cette perspective, je vous prie d’agréer, </text:span><text:span text:style-name="T4">${Titre}</text:span><text:span text:style-name="T1">, mes salutations distinguées.</text:span><text:bookmark text:name="_GoBack"/></text:p>
      <text:p text:style-name="P1"/>
      <text:p text:style-name="P1"/>
      <text:p text:style-name="P1"/>
      <text:p text:style-name="P1"/>
      <text:p text:style-name="P1"/>
      <text:p text:style-name="P6">${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Lucida Sans Unicode1" svg:font-family="'Lucida Sans Unicode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BE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Sans_20_interligne" style:display-name="Sans interligne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fr" fo:country="BE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iaire</meta:initial-creator>
    <meta:creation-date>2012-11-30T19:09:00</meta:creation-date>
    <dc:date>2014-05-11T03:34:14.097000000</dc:date>
    <meta:print-date>2012-06-18T10:50:00</meta:print-date>
    <meta:editing-cycles>23</meta:editing-cycles>
    <meta:editing-duration>P23DT22H44M42S</meta:editing-duration>
    <meta:generator>LibreOffice/4.1.3.2$Windows_x86 LibreOffice_project/70feb7d99726f064edab4605a8ab840c50ec57a</meta:generator>
    <meta:document-statistic meta:table-count="0" meta:image-count="0" meta:object-count="0" meta:page-count="1" meta:paragraph-count="16" meta:word-count="99" meta:character-count="694" meta:non-whitespace-character-count="605"/>
  </office:meta>
</office:document-meta>
</file>